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table>
      <mtr>
        <mtd>
          <mrow>
            <mrow>
              <mo fence="true" stretchy="false">(</mo>
              <mrow>
                <mrow>
                  <mi>ln</mi>
                  <mrow>
                    <mo fence="true" stretchy="false">(</mo>
                    <mrow>
                      <msup>
                        <mi>x</mi>
                        <mi>r</mi>
                      </msup>
                    </mrow>
                    <mo fence="true" stretchy="false">)</mo>
                  </mrow>
                </mrow>
              </mrow>
              <mo fence="true" stretchy="false">)</mo>
            </mrow>
            <mrow>
              <mi>'</mi>
              <mo stretchy="false">=</mo>
              <mrow>
                <mo fence="true" stretchy="false">(</mo>
                <mrow>
                  <mrow>
                    <mrow>
                      <mi>r</mi>
                      <mo stretchy="false">∗</mo>
                      <mi>ln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i>'</mi>
          </mrow>
        </mtd>
      </mtr>
      <mtr>
        <mtd>
          <mrow/>
        </mtd>
      </mtr>
      <mtr>
        <mtd>
          <mrow>
            <mo stretchy="false">⇒</mo>
            <mrow>
              <mfrac>
                <mrow>
                  <mrow>
                    <mo fence="true" stretchy="false">(</mo>
                    <mrow>
                      <msup>
                        <mi>x</mi>
                        <mi>r</mi>
                      </msup>
                    </mrow>
                    <mo fence="true" stretchy="false">)</mo>
                  </mrow>
                  <mi>'</mi>
                </mrow>
                <msup>
                  <mi>x</mi>
                  <mi>r</mi>
                </msup>
              </mfrac>
              <mo stretchy="false">=</mo>
              <mfrac>
                <mi>r</mi>
                <mi>x</mi>
              </mfrac>
            </mrow>
          </mrow>
        </mtd>
      </mtr>
      <mtr>
        <mtd>
          <mrow/>
        </mtd>
      </mtr>
      <mtr>
        <mtd>
          <mrow>
            <mo stretchy="false">⇒</mo>
            <mrow>
              <mrow>
                <mrow>
                  <mo fence="true" stretchy="false">(</mo>
                  <mrow>
                    <msup>
                      <mi>x</mi>
                      <mi>r</mi>
                    </msup>
                  </mrow>
                  <mo fence="true" stretchy="false">)</mo>
                </mrow>
                <mi>'</mi>
              </mrow>
              <mo stretchy="false">=</mo>
              <mrow>
                <mfrac>
                  <mi>r</mi>
                  <mi>x</mi>
                </mfrac>
                <mo stretchy="false">∗</mo>
                <msup>
                  <mi>x</mi>
                  <mi>r</mi>
                </msup>
              </mrow>
            </mrow>
          </mrow>
        </mtd>
      </mtr>
      <mtr>
        <mtd>
          <mrow/>
        </mtd>
      </mtr>
      <mtr>
        <mtd>
          <mrow>
            <mo stretchy="false">⇒</mo>
            <mrow>
              <mrow>
                <mrow>
                  <mo fence="true" stretchy="false">(</mo>
                  <mrow>
                    <msup>
                      <mi>x</mi>
                      <mi>r</mi>
                    </msup>
                  </mrow>
                  <mo fence="true" stretchy="false">)</mo>
                </mrow>
                <mi>'</mi>
              </mrow>
              <mo stretchy="false">=</mo>
              <mrow>
                <mi>r</mi>
                <mo stretchy="false">∗</mo>
                <msup>
                  <mi>x</mi>
                  <mrow>
                    <mi>r</mi>
                    <mo stretchy="false">−</mo>
                    <mn>1</mn>
                  </mrow>
                </msup>
              </mrow>
            </mrow>
          </mrow>
        </mtd>
      </mtr>
    </mtable>
    <annotation encoding="StarMath 5.0">( ln(x^r) )'=(r*ln( x ))'
newline
newline
drarrow {(x^r)'} over { x^r }=r over x
newline
newline
drarrow {(x^r)'} ={r over x}*x^r
newline
newline
drarrow {(x^r)'} =r*x^{r-1}</annotation>
  </semantics>
</math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8T12:17:18.062666161</meta:creation-date>
    <dc:date>2020-05-08T12:19:39.368903528</dc:date>
    <meta:editing-duration>PT2M21S</meta:editing-duration>
    <meta:editing-cycles>1</meta:editing-cycles>
    <meta:generator>LibreOffice/6.4.3.2$Linux_X86_64 LibreOffice_project/40$Build-2</meta:generator>
  </office:meta>
</office:document-meta>
</file>